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678000000EF27C408650EDD7AD0.jpg" manifest:media-type="image/jpeg"/>
  <manifest:file-entry manifest:full-path="Pictures/1000000000000678000000EFE8E46E2D698D5087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Gill Sans MT" svg:font-family="'Gill Sans MT'" style:font-family-generic="swiss"/>
    <style:font-face style:name="Segoe UI" svg:font-family="'Segoe UI'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First_20_Page">
      <style:paragraph-properties style:page-number="auto"/>
      <style:text-properties style:font-name="Verdana" fo:font-size="10pt" style:font-size-asian="10pt" style:font-size-complex="10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Gill Sans MT" fo:font-size="8pt" fo:letter-spacing="0.004cm" style:font-size-asian="8pt" style:font-size-complex="8pt"/>
    </style:style>
    <style:style style:name="T2" style:family="text">
      <style:text-properties fo:color="#000000" style:font-name="Gill Sans MT" fo:font-size="8pt" fo:letter-spacing="0.004cm" style:font-size-asian="8pt"/>
    </style:style>
    <style:style style:name="T3" style:family="text">
      <style:text-properties style:font-name="Gill Sans MT" fo:font-size="8pt" fo:letter-spacing="0.004cm" style:font-size-asian="8pt" style:font-size-complex="8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42cm" fo:margin-top="0cm" fo:margin-bottom="0cm" style:run-through="background" style:wrap="run-through" style:number-wrapped-paragraphs="no-limit" style:vertical-pos="from-top" style:vertical-rel="paragraph" style:horizontal-pos="from-left" style:horizontal-rel="page-end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1.896cm" fo:min-width="6.479cm" fo:padding-top="0.127cm" fo:padding-bottom="0.127cm" fo:padding-left="0.254cm" fo:padding-right="0.254cm" fo:wrap-option="wrap" fo:margin-left="0.326cm" fo:margin-right="0.318cm" fo:margin-top="0.009cm" fo:margin-bottom="0.01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Gill Sans MT" svg:font-family="'Gill Sans MT'" style:font-family-generic="swiss"/>
    <style:font-face style:name="Segoe UI" svg:font-family="'Segoe UI'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SG" style:letter-kerning="true" style:font-name-asian="Times New Roman1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SG" style:letter-kerning="true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" fo:font-family="Calibri" style:font-family-generic="swiss" fo:font-size="2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font-name="Verdana" fo:font-family="Verdana" style:font-family-generic="swiss" fo:font-size="10pt" fo:font-weight="bold" style:font-size-asian="10pt" style:font-weight-asian="bold" style:font-name-complex="Arial" style:font-family-complex="Arial" style:font-family-generic-complex="system" style:font-pitch-complex="variable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  <style:text-properties style:font-name="Verdana" fo:font-family="Verdana" style:font-family-generic="swiss" fo:font-size="10pt" style:font-size-asian="10pt" style:font-name-complex="Arial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swiss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ootnote_20_reference" style:display-name="footnote reference" style:family="text">
      <style:text-properties style:text-position="super 58%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ing_20_1_20_Char" style:display-name="Heading 1 Char" style:family="text">
      <style:text-properties style:font-name="Verdana" fo:font-family="Verdana" style:font-family-generic="swiss" fo:font-weight="bold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Segoe UI" fo:font-family="'Segoe UI'" style:font-family-generic="swiss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>
      <style:text-properties fo:font-size="12pt" fo:language="en" fo:country="US" style:font-size-asian="12pt" style:language-asian="en" style:country-asian="US" style:font-size-complex="12pt"/>
    </style:style>
    <style:style style:name="ListLabel_20_1" style:display-name="ListLabel 1" style:family="text">
      <style:text-properties fo:font-size="10pt" fo:font-style="normal" style:text-underline-style="none" fo:font-weight="normal" style:text-blinking="false" style:font-size-asian="10pt" style:font-style-asian="normal" style:font-weight-asian="normal" style:font-size-complex="10pt"/>
    </style:style>
    <style:style style:name="ListLabel_20_2" style:display-name="ListLabel 2" style:family="text">
      <style:text-properties fo:font-size="10pt" fo:font-style="normal" fo:font-weight="normal" style:font-size-asian="10pt" style:font-style-asian="normal" style:font-weight-asian="normal"/>
    </style:style>
    <style:style style:name="ListLabel_20_3" style:display-name="ListLabel 3" style:family="text">
      <style:text-properties fo:font-size="10pt" fo:font-style="normal" fo:font-weight="normal" style:font-size-asian="10pt" style:font-style-asian="normal" style:font-weight-asian="normal"/>
    </style:style>
    <style:style style:name="ListLabel_20_4" style:display-name="ListLabel 4" style:family="text">
      <style:text-properties fo:font-size="9pt" style:font-size-asian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bullet text:level="2" text:style-name="ListLabel_20_2" style:num-suffix="" text:bullet-char="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  <style:text-properties fo:font-family="Wingdings" style:font-charset="x-symbol"/>
      </text:list-level-style-bullet>
      <text:list-level-style-number text:level="3" text:style-name="ListLabel_20_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bullet text:level="4" text:style-name="ListLabel_20_4" style:num-suffix="" text:bullet-char="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  <style:text-properties fo:font-family="Wingdings" style:font-charset="x-symbol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4.826cm" fo:text-indent="-0.762cm" fo:margin-left="4.826cm"/>
        </style:list-level-properties>
        <style:text-properties fo:font-family="Wingdings" style:font-charset="x-symbol"/>
      </text:list-level-style-bullet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color="#000000" style:font-name="Gill Sans MT" fo:font-size="8pt" fo:letter-spacing="0.004cm" style:font-size-asian="8pt" style:font-size-complex="8pt"/>
    </style:style>
    <style:style style:name="MT2" style:family="text">
      <style:text-properties style:font-name="Gill Sans MT" fo:font-size="8pt" fo:letter-spacing="0.004cm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42cm" fo:margin-top="0cm" fo:margin-bottom="0cm" style:run-through="background" style:wrap="run-through" style:number-wrapped-paragraphs="no-limit" style:vertical-pos="from-top" style:vertical-rel="paragraph" style:horizontal-pos="from-left" style:horizontal-rel="page-end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1.896cm" fo:min-width="6.479cm" fo:padding-top="0.127cm" fo:padding-bottom="0.127cm" fo:padding-left="0.254cm" fo:padding-right="0.254cm" fo:wrap-option="wrap" fo:margin-left="0.326cm" fo:margin-right="0.318cm" fo:margin-top="0.009cm" fo:margin-bottom="0.01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3.505cm" fo:margin-bottom="2.997cm" fo:margin-left="2.489cm" fo:margin-right="2.004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0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custom-shape text:anchor-type="paragraph" draw:z-index="1" draw:name="Text Box 6" draw:style-name="Mgr1" draw:text-style-name="MP2" svg:width="6.986cm" svg:height="2.149cm" svg:x="11.148cm" svg:y="-2.24cm"><text:p text:style-name="Frame_20_contents"><text:span text:style-name="MT1">469C Bukit Timah Road, Singapore 259772</text:span></text:p><text:p text:style-name="Frame_20_contents"><text:a xlink:type="simple" xlink:href="mailto:D.Quah@nus.edu.sg" text:style-name="Internet_20_link" text:visited-style-name="Visited_20_Internet_20_Link"><text:span text:style-name="MT2">D.Quah@nus.edu.sg</text:span></text:a><text:span text:style-name="MT1"> +65.6601.5506</text:span></text:p><text:p text:style-name="Frame_20_contents"><text:a xlink:type="simple" xlink:href="https://lkyspp.nus.edu.sg/our-people/our-faculty/danny-quah" text:style-name="Internet_20_link" text:visited-style-name="Visited_20_Internet_20_Link"><text:span text:style-name="MT1">lkyspp.sg/dannyquah</text:span></text:a></text:p><text:p text:style-name="Frame_20_contents"><text:span text:style-name="MT1">Twitter @DannyQuah</text:span></text:p><text:p text:style-name="Frame_20_contents"><text:span text:style-name="MT1">Facebook /DannyQuah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Picture 5" text:anchor-type="char" svg:x="-2.425cm" svg:y="-3.533cm" svg:width="20.911cm" svg:height="3cm" draw:z-index="0"><draw:image xlink:href="Pictures/1000000000000678000000EFE8E46E2D698D5087.jpg" xlink:type="simple" xlink:show="embed" xlink:actuate="onLoad"/><svg:desc>LKYSPP Letterhead1</svg:desc></draw:frame></text:p>
      </style:header>
      <style:footer>
        <text:p text:style-name="Footer"><draw:frame draw:style-name="Mfr2" draw:name="Picture 8" text:anchor-type="char" svg:x="0cm" svg:y="-0.598cm" svg:width="22.2cm" svg:height="3.182cm" draw:z-index="2"><draw:image xlink:href="Pictures/1000000000000678000000EF27C408650EDD7AD0.jpg" xlink:type="simple" xlink:show="embed" xlink:actuate="onLoad"/><svg:desc>LKYSPP Letterhead2</svg:desc></draw:frame><text:bookmark text:name="_GoBack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pthl</meta:initial-creator>
    <dc:creator>dquah</dc:creator>
    <meta:editing-cycles>5</meta:editing-cycles>
    <meta:print-date>2017-12-28T15:30:00</meta:print-date>
    <meta:creation-date>2017-12-11T09:03:00</meta:creation-date>
    <dc:date>2017-12-28T15:30:00</dc:date>
    <meta:editing-duration>PT5M</meta:editing-duration>
    <meta:generator>LibreOffice/5.2.7.2$Linux_X86_64 LibreOffice_project/20m0$Build-2</meta:generator>
    <meta:document-statistic meta:table-count="0" meta:image-count="2" meta:object-count="0" meta:page-count="1" meta:paragraph-count="6" meta:word-count="14" meta:character-count="127" meta:non-whitespace-character-count="119"/>
    <meta:user-defined meta:name="AppVersion">15.0000</meta:user-defined>
    <meta:user-defined meta:name="Company">Citigate Su Yean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Copy of Letterhead with Logo.dot" xlink:href=""/>
  </office:meta>
</office:document-meta>
</file>